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aa0" officeooo:paragraph-rsid="000baaa0"/>
    </style:style>
    <style:style style:name="P2" style:family="paragraph" style:parent-style-name="Standard">
      <style:text-properties fo:font-weight="bold" officeooo:rsid="000baaa0" officeooo:paragraph-rsid="000baaa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baaa0" officeooo:paragraph-rsid="000baaa0"/>
    </style:style>
    <style:style style:name="P4" style:family="paragraph" style:parent-style-name="Standard">
      <style:text-properties style:text-underline-style="solid" style:text-underline-width="auto" style:text-underline-color="font-color" officeooo:rsid="00107bb5" officeooo:paragraph-rsid="00107bb5"/>
    </style:style>
    <style:style style:name="P5" style:family="paragraph" style:parent-style-name="Standard">
      <style:text-properties style:text-underline-style="solid" style:text-underline-width="auto" style:text-underline-color="font-color" officeooo:rsid="0013610c" officeooo:paragraph-rsid="0013610c"/>
    </style:style>
    <style:style style:name="P6" style:family="paragraph" style:parent-style-name="Standard">
      <style:text-properties style:text-underline-style="solid" style:text-underline-width="auto" style:text-underline-color="font-color" officeooo:rsid="00149697" officeooo:paragraph-rsid="00149697"/>
    </style:style>
    <style:style style:name="P7" style:family="paragraph" style:parent-style-name="Standard">
      <style:text-properties officeooo:rsid="000ce4fc" officeooo:paragraph-rsid="000ce4fc"/>
    </style:style>
    <style:style style:name="P8" style:family="paragraph" style:parent-style-name="Standard">
      <style:text-properties officeooo:rsid="000cf41f" officeooo:paragraph-rsid="000cf41f"/>
    </style:style>
    <style:style style:name="P9" style:family="paragraph" style:parent-style-name="Standard">
      <style:text-properties officeooo:rsid="000e2d0b" officeooo:paragraph-rsid="000e2d0b"/>
    </style:style>
    <style:style style:name="P10" style:family="paragraph" style:parent-style-name="Standard">
      <style:text-properties officeooo:rsid="00107bb5" officeooo:paragraph-rsid="00107bb5"/>
    </style:style>
    <style:style style:name="P11" style:family="paragraph" style:parent-style-name="Standard">
      <style:text-properties style:text-underline-style="none" officeooo:rsid="0013fcc0" officeooo:paragraph-rsid="0013fcc0"/>
    </style:style>
    <style:style style:name="P12" style:family="paragraph" style:parent-style-name="Standard">
      <style:text-properties style:text-underline-style="none" officeooo:rsid="0013fcc0" officeooo:paragraph-rsid="0013610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f41f"/>
    </style:style>
    <style:style style:name="T4" style:family="text">
      <style:text-properties style:text-underline-style="none" officeooo:rsid="001585b4"/>
    </style:style>
    <style:style style:name="T5" style:family="text">
      <style:text-properties officeooo:rsid="0013fcc0"/>
    </style:style>
    <style:style style:name="T6" style:family="text">
      <style:text-properties officeooo:rsid="00149697"/>
    </style:style>
    <style:style style:name="T7" style:family="text">
      <style:text-properties style:text-position="super 58%" style:text-underline-style="none"/>
    </style:style>
    <style:style style:name="T8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er.py functions</text:p>
      <text:p text:style-name="P2"/>
      <text:p text:style-name="P3">Load_soil_contextual_metadata</text:p>
      <text:p text:style-name="P1"/>
      <text:p text:style-name="P1">Gets all the rows located in the base data file + /base/*xlsx. So it just grabs first file in the data/dev/base/ that’s an xlsx.</text:p>
      <text:p text:style-name="P1"/>
      <text:p text:style-name="P1">Creates mappings using DataImporter.soil_ontologies, rows. Currently my guess is that it creates numerics values for different categories of soil ontologies.</text:p>
      <text:p text:style-name="P1"/>
      <text:p text:style-name="P7">Then calls <text:span text:style-name="T2">make_context() which is a nested funciton of this function which iterates through each row doing the following:</text:span></text:p>
      <text:p text:style-name="P7"><text:span text:style-name="T2"/></text:p>
      <text:p text:style-name="P7"><text:span text:style-name="T2">1. Check if the row has a bpa_id. If it has none then creates an attr (attributes) object that contains an id.</text:span></text:p>
      <text:p text:style-name="P7"><text:span text:style-name="T2"/></text:p>
      <text:p text:style-name="P7"><text:span text:style-name="T2">2. Iterates through DataImporter.soil_ontologies which is basically all the categories of measurements that a soil sample has. If the DataImporter list contains one not present in the sample being examined then it skips it.</text:span></text:p>
      <text:p text:style-name="P7"><text:span text:style-name="T3"/></text:p>
      <text:p text:style-name="P8"><text:span text:style-name="T2">For fields in the sample that are also in the DataImporter list:</text:span></text:p>
      <text:p text:style-name="P9"><text:span text:style-name="T2">Creates a field called &lt;field name&gt;_id and stories in a corresponding value from the mapper to that attribute. (I think it’s basically making a foreign key for the tables.)</text:span></text:p>
      <text:p text:style-name="P1"/>
      <text:p text:style-name="P3">Load_marine_contextual_metadata</text:p>
      <text:p text:style-name="P1"/>
      <text:p text:style-name="P1"/>
      <text:p text:style-name="P10">Basically does the same thing as soil contextual except marine uses the mm parent directory for it’s xlsx data and contains much less DataImporter list items.</text:p>
      <text:p text:style-name="P10"/>
      <text:p text:style-name="P5"><text:span text:style-name="T5">_load_ontology()</text:span></text:p>
      <text:p text:style-name="P5"/>
      <text:p text:style-name="P11">1. Takes the params, ontologies <text:span text:style-name="T6">which is just a list of taxonomic classifications ( keys being: kingdom, phylum etc, values being OTUKingdom, etc which are classes that take OntologyMixin and Base). I think the ontologies relates to the sqlachemy and the ability to use mixins and turn classes into tables? </text:span>and the generator <text:span text:style-name="T1">taxon</text:span>_rows_iter() which is basically coroutine that yields specific things pertaining to a row. This method defines the ontologies. </text:p>
      <text:p text:style-name="P12"/>
      <text:p text:style-name="P11">2.</text:p>
      <text:p text:style-name="P10"/>
      <text:p text:style-name="P4">taxon_rows_iter()</text:p>
      <text:p text:style-name="P4"><text:span text:style-name="T2"/></text:p>
      <text:p text:style-name="P4"><text:span text:style-name="T2">1. Opens the .taxonomy file</text:span></text:p>
      <text:p text:style-name="P4"><text:span text:style-name="T2"/></text:p>
      <text:p text:style-name="P4"><text:span text:style-name="T2">2. Checks the first column in every row. If it’s # then skip it. If it contains something then store the first column value as the otu. Save the rest of the columns as ontology parts.</text:span></text:p>
      <text:p text:style-name="P4"><text:span text:style-name="T2"/></text:p>
      <text:p text:style-name="P6"><text:span text:style-name="T2">2</text:span><text:span text:style-name="T7">nd</text:span><text:span text:style-name="T2"> pass of the taxonomies – </text:span><text:span text:style-name="T4">defining the OTUs</text:span><text:span text:style-name="T2"> (not a function)</text:span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09:18.979664358</meta:creation-date>
    <dc:date>2018-05-22T15:56:00.838311918</dc:date>
    <meta:editing-duration>PT24M31S</meta:editing-duration>
    <meta:editing-cycles>1</meta:editing-cycles>
    <meta:document-statistic meta:table-count="0" meta:image-count="0" meta:object-count="0" meta:page-count="1" meta:paragraph-count="18" meta:word-count="316" meta:character-count="1980" meta:non-whitespace-character-count="1680"/>
    <meta:generator>LibreOffice/5.1.6.2$Linux_X86_64 LibreOffice_project/10m0$Build-2</meta:generator>
  </office:meta>
</office:document-meta>
</file>